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Cousine" svg:font-family="Cousine" style:font-family-generic="roman" style:font-pitch="variable"/>
    <style:font-face style:name="Minion Pro" svg:font-family="'Minion Pro'" style:font-family-generic="roman" style:font-pitch="variable"/>
    <style:font-face style:name="Monospace" svg:font-family="Monospace"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Minion Pro1" svg:font-family="'Minion Pro'" style:font-family-generic="swiss" style:font-pitch="variable"/>
    <style:font-face style:name="0" svg:font-family="0"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StarSymbol1" svg:font-family="StarSymbol"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margin-top="0in" fo:margin-bottom="0.1201in" loext:contextual-spacing="false"/>
      <style:text-properties style:font-name="Monospace"/>
    </style:style>
    <style:style style:name="P2" style:family="paragraph" style:parent-style-name="Quotations">
      <style:paragraph-properties fo:margin-left="0.5in" fo:margin-right="0in" fo:text-indent="0in" style:auto-text-indent="false"/>
    </style:style>
    <style:style style:name="P3" style:family="paragraph" style:parent-style-name="Heading_20_1" style:list-style-name="Legal_20_Numbering"/>
    <style:style style:name="P4" style:family="paragraph" style:parent-style-name="Heading_20_2" style:list-style-name="Legal_20_Numbering"/>
    <style:style style:name="P5" style:family="paragraph" style:parent-style-name="Heading_20_3" style:list-style-name="Legal_20_Numbering"/>
    <style:style style:name="P6" style:family="paragraph" style:parent-style-name="Text_20_body" style:list-style-name="L1">
      <style:paragraph-properties fo:margin-left="0.5in" fo:margin-right="0in" fo:text-indent="0in" style:auto-text-indent="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T1" style:family="text">
      <style:text-properties fo:font-style="italic" style:font-style-asian="italic" style:font-style-complex="italic"/>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orkers Un-Gagged</text:p>
      <text:p text:style-name="Author">Eric M. Fink</text:p>
      <text:p text:style-name="Date">15 June 2020</text:p>
      <text:list xml:id="list4178995466" text:style-name="Legal_20_Numbering">
        <text:list-item>
          <text:h text:style-name="P3" text:outline-level="1"><text:bookmark-start text:name="introduction"/>Introduction<text:bookmark-end text:name="introduction"/></text:h>
        </text:list-item>
      </text:list>
      <text:p text:style-name="First_20_paragraph">In recent years, two states, North Carolina and Arkansas, have adopted nearly-identical statutes heralding a new approach to state laws against unauthorized recording and other data collection on private property.<text:note text:id="ftn1" text:note-class="footnote"><text:note-citation>1</text:note-citation><text:note-body><text:p text:style-name="Footnote">{ | NC Property Protection Act, 2015 | | | zu:21885:9BQD5SVF } (“NCPPA”); Arkansas { | 2017 | | | zu:21885:RSQBADU5 }.</text:p></text:note-body></text:note> The term “data trespass” describes the basis of liability under these statutes: entering and collecting data on the premises without the owner’s permission.<text:note text:id="ftn2" text:note-class="footnote"><text:note-citation>2</text:note-citation><text:note-body><text:p text:style-name="Footnote">{ | NC Property Protection Act, 2015 | | | zu:21885:9BQD5SVF } (“NCPPA”); Arkansas { | 2017 | | | zu:21885:RSQBADU5 }. Another recent entrant to the data trespass field is Wyoming. See { | 2015 | | | zu:21885:YPRFJBFW }; { | 2015 | | | zu:21885:J7AWHBBX }. The Wyoming statutes are sui generis, particularly in their specific targeting of “resource data” collection. <text:span text:style-name="T1">See</text:span> { | 2015 | | | zu:21885:YPRFJBFW } § (h)(iii) and { | 2015 | | | zu:21885:J7AWHBBX } § (e)(iv) (defining “resource data” as “data relating to land or land use, including but not limited to data regarding agriculture, minerals, geology, history, cultural artifacts, archaeology, air, water, soil, conservation, habitat, vegetation or animal species.”).</text:p></text:note-body></text:note></text:p>
      <text:p text:style-name="Text_20_body">While sometimes described as “Ag-Gag” laws,<text:note text:id="ftn3" text:note-class="footnote"><text:note-citation>3</text:note-citation><text:note-body><text:p text:style-name="Footnote">See, e.g., { | Center for Constitutional Rights, &amp; Defending Rights &amp; Dissent, 2017 | | | zu:21885:8GWTM8ET } (identifying North Carolina &amp; Arkansas statutes as examples of second-wave Ag-Gag laws)</text:p></text:note-body></text:note> the North Carolina and Arkansas statutes differ from their precursers in three significant respects. First, while Ag-Gag laws specifically apply to agricultural facilities,<text:note text:id="ftn4" text:note-class="footnote"><text:note-citation>4</text:note-citation><text:note-body><text:p text:style-name="Footnote">Kansas, { | 2006 | | | zu:21885:MQTF7G4J }; Montana, { | 1991 | | | zu:21885:YERF9GF8 }; North Dakota, { | 1991 | | | zu:21885:NC9TEXML }; Alabama, { | 2002 | | | zu:21885:LWIYUCX5 }; Iowa, { | 2004 | | | zu:21885:G5BMRLNT }; Missouri, { | 2012 | | | zu:21885:RMYY566N }; Utah, { | 2012 | | | zu:21885:X8E4LY7G }; Idaho, { | 2014 | | | zu:21885:T6BV2SCG }. See also { | Center for Constitutional Rights, &amp; Defending Rights &amp; Dissent, 2017 | | | zu:21885:8GWTM8ET } 1-2, 10-11; { | Marceau, 2015 | | | zu:21885:EK4MRCTH }, 1332 </text:p></text:note-body></text:note>, the North Carolina and Arkansas statutes apply more broadly to private property, regardless of the type of facility or operation.<text:note text:id="ftn5" text:note-class="footnote"><text:note-citation>5</text:note-citation><text:note-body><text:p text:style-name="Footnote">The NCPPA applies to “the nonpublic areas of another’s premises”, without limitation as to the nature or use of the property. { | NC Property Protection Act, 2015 | | | zu:21885:9BQD5SVF }; The Arkansas statute applies to “commercial property”, defined to include any “business property”, “Agricultural or timber production operations”, and “Residential property used for business purposes”. { | 2017 | | | zu:21885:RSQBADU5 } 16-118-1131(a)(1).</text:p></text:note-body></text:note>. Second, while earlier Ag-Gag laws impose criminal <text:soft-page-break/>liability for prohibited activity, the North Carolina and Arkansas statutes permit the property owner to bring a civil action for trespass against those engaged in unauthorized data collection.<text:note text:id="ftn6" text:note-class="footnote"><text:note-citation>6</text:note-citation><text:note-body><text:p text:style-name="Footnote">{ | NC Property Protection Act, 2015 | | | zu:21885:9BQD5SVF } (“NCPPA”); Arkansas { | 2017 | | | zu:21885:RSQBADU5 }; see, { | Center for Constitutional Rights, &amp; Defending Rights &amp; Dissent, 2017 | | | zu:21885:8GWTM8ET } (distinguishing North Carolina &amp; Arkansas statutes from previous Ag-Gag laws on this basis).</text:p></text:note-body></text:note> Third, the North Carolina and Arkansas statutes specifically target unauthorized recording and other data collection by employees.<text:note text:id="ftn7" text:note-class="footnote"><text:note-citation>7</text:note-citation><text:note-body><text:p text:style-name="Footnote">{ | NC Property Protection Act, 2015 | | | zu:21885:9BQD5SVF }; { | 2017 | | | zu:21885:RSQBADU5 }. Some earlier Ag-Gag statutes contain specific provisions aimed at so-called “employment fraud” for the purpose of gaining access to an agricultural facility, See, e.g., { | 2014 | | | zu:21885:T6BV2SCG } (imposing liability on one who “Obtains employment with an agricultural production facility by force, threat, or misrepresentation with the intent to cause economic or other injury”), but otherwise generally apply to anyone engaged in the activities prohibited.</text:p></text:note-body></text:note></text:p>
      <text:p text:style-name="Text_20_body">This third distinctive feature of the North Carolina and Arkansas data trespass laws is the focus of this article. At least some of the employee activity subject to civil liability under these statutes is protected under federal labor and employment laws. This conflict raises the question of federal pre-emption. Thus far, the courts have not addressed this issue.<text:note text:id="ftn8" text:note-class="footnote"><text:note-citation>8</text:note-citation><text:note-body><text:p text:style-name="Footnote">Pending suits challenge the North Carolina and Arkansas statutes on constitutional grounds, but do not raise pre-emption arguments based on federal labor or employment law. See { | People for the Ethical Treatment of Animals v. Stein, 737 Fed. Appx. 122 2018 | | | zu:21885:RC55NET5 } reversing and remanding { | People for Ethical Treatment of Animals v. Stein, 259 F. Supp. 3d 369 2017 | | | zu:21885:QIKJR77V }; ARKANSAS SUIT. In { | Animal Legal Defense Fund v. Otter, 118 F. Supp. 3d 1195 2015 | | | zu:21885:BA3FE9UI }, the plaintiffs sought a declaratory judgment invalidating the Idaho Ag-Gag statute on non-labor pre-emption grounds. See Complaint at 46-48 (asserting pre-emption under the False Claims Act, Food Safety &amp; Modernization Act, and Clean Water Act.). On appeal, an amicus brief by the United Farm Workers union argued that the statute would undermine employee protections under federal law. UFW Amicus Brief at 7-29. Another amicus brief by the Idaho Building Trades Council and state AFL-CIO specifically argued for pre-emption under the NLRA. { | anon. Amicus Curae Brief of the Idaho Building Trades Council and the Idaho AFL-CIO, in Support of Appellee and for Affirmance, 2016 | | | zu:21885:JI4EU8UK } at 4-13. However, neither the District Court nor the Court of Appeals reached these issues. See { | Animal Legal Defense Fund v. Otter, 118 F. Supp. 3d 1195 2015 | | | zu:21885:BA3FE9UI } (granting summary judgment in favor of plaintiffs on other grounds); { | Animal Legal Defense Fund v. Wasden, 878 F. 3d 1184 2018 | | | zu:21885:P485J6LL } (affirming in part and reversing in part).</text:p></text:note-body></text:note> Previous scholarship on the NCPPA and earlier Ag-<text:soft-page-break/>Gag laws has likewise been silent on the matter.<text:note text:id="ftn9" text:note-class="footnote"><text:note-citation>9</text:note-citation><text:note-body><text:p text:style-name="Footnote">ONE PREVIOUS PIECE ON THE NCPPA; NUMEROUS ARTICLES ON AG-GAG. MOSTLY FOCUSED ON THE CONSTITUTIONAL ISSUES</text:p></text:note-body></text:note></text:p>
      <text:p text:style-name="Text_20_body">This article examines federal pre-emption of employee liability under state data trespass laws, focusing on the NCPPA. Part 2 provides an overview of the NCPPA. Part 3 discusses the protections that federal law affords to the types of employee activity subject to liability. Part 4 reviews federal labor and employment pre-emption doctrines and considers how these apply to state data trespass liability for employee activity. The conclusion urges state legislatures to avoid pre-emption problems by more careful drafting, and urges courts to apply pre-emption where state data trespass laws (whether carelessly drafted or by design) would penalize or chill employee activity that federal law protects.</text:p>
      <text:list xml:id="list152824533201390" text:continue-numbering="true" text:style-name="Legal_20_Numbering">
        <text:list-item>
          <text:h text:style-name="P3" text:outline-level="1"><text:bookmark-start text:name="the-north-carolina-property-protection-act"/>The North Carolina Property Protection Act<text:bookmark-end text:name="the-north-carolina-property-protection-act"/></text:h>
        </text:list-item>
      </text:list>
      <text:p text:style-name="First_20_paragraph">The North Carolina Property Protection Act (“NC PPA”)<text:note text:id="ftn10" text:note-class="footnote"><text:note-citation>10</text:note-citation><text:note-body><text:p text:style-name="Footnote">{ | NC Property Protection Act, 2015 | | | zu:21885:9BQD5SVF }</text:p></text:note-body></text:note> provides that,</text:p>
      <text:p text:style-name="P2">Any person who intentionally gains access to the nonpublic areas of another’s premises and engages in an act that exceeds the person’s authority to enter those areas is liable to the owner or operator of the premises for any damages sustained".<text:note text:id="ftn11" text:note-class="footnote"><text:note-citation>11</text:note-citation><text:note-body><text:p text:style-name="Footnote">{ | NC Property Protection Act, 2015 | | | zu:21885:9BQD5SVF }</text:p></text:note-body></text:note></text:p>
      <text:p text:style-name="First_20_paragraph">The statute defines “nonpublic areas” as “those areas not accessible to or not intended to be accessed by the general public.”<text:note text:id="ftn12" text:note-class="footnote"><text:note-citation>12</text:note-citation><text:note-body><text:p text:style-name="Footnote">{ | NC Property Protection Act, 2015 | | | zu:21885:9BQD5SVF }</text:p></text:note-body></text:note> It also enumerates specific types of conduct constituting “an act that exceeds a person’s authority to enter the nonpublic areas of another’s premises”, of which the first three expressly pertain to recording, photography, and other data collection by employees:</text:p>
      <text:list xml:id="list4167978343" text:style-name="L1">
        <text:list-item>
          <text:p text:style-name="P6">An employee who enters the nonpublic areas of an employer’s premises for a reason other than a bona fide intent of seeking or holding employment or doing business with the employer and thereafter without authorization captures or removes the employer’s data, paper, records, or any other documents and uses the information to breach the person’s duty <text:soft-page-break/>of loyalty to the employer.</text:p>
        </text:list-item>
        <text:list-item>
          <text:p text:style-name="P6">An employee who intentionally enters the nonpublic areas of an employer’s premises for a reason other than a bona fide intent of seeking or holding employment or doing business with the employer and thereafter without authorization records images or sound occurring within an employer’s premises and uses the recording to breach the person’s duty of loyalty to the employer.</text:p>
        </text:list-item>
        <text:list-item>
          <text:p text:style-name="P6">Knowingly or intentionally placing on the employer’s premises an unattended camera or electronic surveillance device and using that device to record images or data.<text:note text:id="ftn13" text:note-class="footnote"><text:note-citation>13</text:note-citation><text:note-body><text:p text:style-name="Footnote">{ | NC Property Protection Act, 2015 | | | zu:21885:9BQD5SVF } . The two other enumerated acts (“Conspiring in organized retail theft” and “An act that substantially interferes with the ownership or possession of real property”) are not limited to employees and do not raise the pre-emption concerns that are the focus here.</text:p></text:note-body></text:note></text:p>
        </text:list-item>
      </text:list>
      <text:p text:style-name="First_20_paragraph">The statutory language here is not a model of clarity:</text:p>
      <text:list xml:id="list3916322647" text:style-name="L2">
        <text:list-item>
          <text:p text:style-name="P7">What does “a bona fide intent of seeking or holding employment or doing business with the employer” mean?</text:p>
        </text:list-item>
        <text:list-item>
          <text:p text:style-name="P7">Does “a reason other than a bona fide intent …” mean only where the employee lacks any bona fide intent, or does it also include situations where the employee has mixed motives?</text:p>
        </text:list-item>
        <text:list-item>
          <text:p text:style-name="P7">Use of information or recording “to breach the person’s duty of loyalty to the employer”</text:p>
          <text:list text:style-name="L3">
            <text:list-item>
              <text:p text:style-name="P8">Yet the statute does not define “duty of loyalty”, a significant omission as it is doubtful that North Carolina law imposes a general duty of loyalty on employees.<text:note text:id="ftn14" text:note-class="footnote"><text:note-citation>14</text:note-citation><text:note-body><text:p text:style-name="Footnote">See { | Dalton v. Camp, 353 N.C. 647 2001 | | | zu:21885:48KHTCDS } at 653.</text:p></text:note-body></text:note> Under North Carolina law, employees do not generally owe fiduciary duties to their employers.<text:note text:id="ftn15" text:note-class="footnote"><text:note-citation>15</text:note-citation><text:note-body><text:p text:style-name="Footnote">See { | Dalton v. Camp, 353 N.C. 647 2001 | | | zu:21885:48KHTCDS } at 708.</text:p></text:note-body></text:note> absent “some unusual set of facts” establishing an employee’s “superiority and influence” over their employer<text:note text:id="ftn16" text:note-class="footnote"><text:note-citation>16</text:note-citation><text:note-body><text:p text:style-name="Footnote">{ | Austin Maintenance v. Crowder Const., 742 SE 2d 535 court.appeals, 2012 | | | zu:21885:TUEL6EYM }</text:p></text:note-body></text:note></text:p>
            </text:list-item>
          </text:list>
        </text:list-item>
      </text:list>
      <text:p text:style-name="First_20_paragraph"><text:soft-page-break/>The NC PPA is currently the subject of a pre-enforcement legal challenge.<text:note text:id="ftn17" text:note-class="footnote"><text:note-citation>17</text:note-citation><text:note-body><text:p text:style-name="Footnote">CITE PETA v. STEIN. In footnote, mention challenges to other statutes. Mostly on 1st Amendment grounds. IDAHO PLAINTIFFS ALSO ASSERTED PRE-EMPTION UNDER FEDERAL ENVIRONMENTAL STATUTES. BUT THE DISTRICT COURT DIDN’T ADDRESS THE PRE-EMPTION ISSUE, AND THE PLAINTIFFS DID NOT PURSUE IT ON APPEAL.</text:p></text:note-body></text:note></text:p>
      <text:p text:style-name="Text_20_body">NC CASE. DISTRICT COURT DISMISSED FOR LACK OF STANDING. 4TH CIRCUIT REVERSED, HOLDING THAT THE CHILLING EFFECT OF A POTENTIAL LAWSUIT WAS SUFFICIENT TO SATISFY THE INJURY-IN-FACT REQUIREMENT. CASE REMAINS PENDING ON REMAND.</text:p>
      <text:list xml:id="list152825154801346" text:continue-list="list152824533201390" text:style-name="Legal_20_Numbering">
        <text:list-item>
          <text:h text:style-name="P3" text:outline-level="1"><text:bookmark-start text:name="the-ncppa-subjects-employees-to-liability-for-conduct-that-is-protected-under-federal-labor-employment-laws"/>The NCPPA Subjects Employees to Liability for Conduct that is Protected Under Federal Labor &amp; Employment Laws<text:bookmark-end text:name="the-ncppa-subjects-employees-to-liability-for-conduct-that-is-protected-under-federal-labor-employment-laws"/></text:h>
        </text:list-item>
      </text:list>
      <text:p text:style-name="First_20_paragraph">The NCPPA expressly targets employee activity.<text:note text:id="ftn18" text:note-class="footnote"><text:note-citation>18</text:note-citation><text:note-body><text:p text:style-name="Footnote">{ | NC Property Protection Act, 2015 | | | zu:21885:9BQD5SVF }; see also @{ | 2017 | | | zu:21885:RSQBADU5 }. Some Ag-Gag statutes also specifically apply to employee activity. See CITES. Others would implicitly apply to employees engaged in the types of activity generally subject to liability. CITES.</text:p></text:note-body></text:note> Most notably, this includes unauthorized recording or other data collection on the employer’s premises. It may also include communications and publicity about working conditions, and union “salting”. These activities are (at least in some circumstances) protected under federal labor and employment law.</text:p>
      <text:p text:style-name="Text_20_body">NOTE EXCLUSION OF CERTAIN WORKERS FROM STATUTORY DEFINITION OF “EMPLOYEE” UNDER NLRA, FLSA, AND OTHER FEDERAL LAWS. As the name suggests, Ag-Gag laws apply only to agricultural facilities. However, the statutes typically define agricultural facilities in broad terms to include not just farms but also other operations along the production, processing, and distribution chain.<text:note text:id="ftn19" text:note-class="footnote"><text:note-citation>19</text:note-citation><text:note-body><text:p text:style-name="Footnote">The Idaho statute, for example, applies to “any structure or land … that is being used for agricultural production,” which includes “Construction, expansion, use, maintenance and repair of an agricultural production facility,” “Processing and packaging agricultural products, including the processing and packaging of agricultural products into food and other agricultural commodities,” and “Manufacturing animal feed,” along with activity more directly connected to raising crops and animals. { | 2014 | | | zu:21885:T6BV2SCG } §§ 18-7042(2)(a) &amp; (b) (defining “Agricultural production” and “Agricultural production facility”). See also { | 2002 | | | zu:21885:LWIYUCX5 }; { | 2004 | | | zu:21885:G5BMRLNT }; { | 2006 | | | zu:21885:MQTF7G4J }; { | 2012 | | | zu:21885:RMYY566N }; { | 2012 | | | zu:21885:X8E4LY7G }.</text:p></text:note-body></text:note></text:p>
      <text:list xml:id="list152824146456276" text:continue-numbering="true" text:style-name="Legal_20_Numbering">
        <text:list-item>
          <text:list>
            <text:list-item>
              <text:h text:style-name="P4" text:outline-level="2"><text:bookmark-start text:name="protected-activity-under-the-nlra"/><text:soft-page-break/>Protected Activity Under the NLRA<text:bookmark-end text:name="protected-activity-under-the-nlra"/></text:h>
            </text:list-item>
          </text:list>
        </text:list-item>
      </text:list>
      <text:p text:style-name="First_20_paragraph">The NLRA protects “the right to self-organization, to form, join or assist labor organizations, to bargain collectively through representatives of their own choosing, and to engage in other concerted activities for the purposes of collective bargaining or other mutual aid or protection ….”<text:note text:id="ftn20" text:note-class="footnote"><text:note-citation>20</text:note-citation><text:note-body><text:p text:style-name="Footnote">{ | 1935 | | | zu:21885:RE4VMPJN } sec. 157.</text:p></text:note-body></text:note></text:p>
      <text:list xml:id="list152825059673650" text:continue-numbering="true" text:style-name="Legal_20_Numbering">
        <text:list-item>
          <text:list>
            <text:list-item>
              <text:list>
                <text:list-item>
                  <text:h text:style-name="P5" text:outline-level="3"><text:bookmark-start text:name="recording-other-data-collection"/>Recording &amp; Other Data Collection<text:bookmark-end text:name="recording-other-data-collection"/></text:h>
                </text:list-item>
              </text:list>
            </text:list-item>
          </text:list>
        </text:list-item>
      </text:list>
      <text:p text:style-name="First_20_paragraph">Protected concerted activity may include taking photos or making audio or video recordings of conditions, communications, or events in the workplace. An employer may not adopt broad rules prohibiting or requiring permission for such activity.<text:note text:id="ftn21" text:note-class="footnote"><text:note-citation>21</text:note-citation><text:note-body><text:p text:style-name="Footnote">{ | Whole Foods Market, Inc., 363 N.L.R.B. No. 87 2015 | | | zu:21885:KALDMEZA }; { | T-Mobile, USA, Inc., 363 N.L.R.B. No. 171 2016 | | | zu:21885:LCUJNFWM }; { | Caesars Entertainment d/b/a Rio All-Suites Hotel &amp; Casino, 362 N.L.R.B. No. 190 2015 | | | zu:21885:NXLTWSCV }; { | White Oak Manor, 353 N.L.R.B. 795 2009 | | | zu:21885:D3FI25HF }, fn. 2, 798-799 (finding that photography was part of the res gestae of employee’s protected concerted activity in documenting inconsistent enforcement of employer dress code); { | Sullivan, Long &amp; Hagerty, 303 N.L.R.B. 1007 1991 | | | zu:21885:SNEU99KV }, 1013 (finding employee’s use of tape recorder in workplace to aid federal government investigation to be protected).</text:p></text:note-body></text:note> Employers may adopt and enforce more narrowly-tailored rules to protect other legally-recognized interests.<text:note text:id="ftn22" text:note-class="footnote"><text:note-citation>22</text:note-citation><text:note-body><text:p text:style-name="Footnote">@{ | Flagstaff Medical Center, Inc., 357 N.L.R.B. 659 2011 | | | zu:21885:C2CHH39V } (holding rule prohibiting “use of cameras for recording images of patients and/or hospital equipment, property, or facilities” did not unlawfully restrain or chill employees in the exercise of their Section 7 rights, where employer “has a significant interest in preventing the wrongful disclosure of individually identifiable health information” to protect patient privacy.</text:p></text:note-body></text:note></text:p>
      <text:p text:style-name="Text_20_body">Determining whether an employer’s rule is sufficiently-tailored or unduly-broad is precisely the sort of question that federal labor pre-emption declares to be exclusively the province of the NLRB and the federal courts. State law may not authorize employers to impose restrictions that restrain or interfere with protected concerted activity under the NLRA. Nor may state courts, whether in a civil or criminal action under a state data trespass law, adjudicate whether an employer’s rule is overbroad under the NLRA.</text:p>
      <text:p text:style-name="Text_20_body"><text:soft-page-break/>Employees may also use “surreptitious” or otherwise unauthorized recordings as evidence in administrative or judicial proceedings to vindicate their legal rights.<text:note text:id="ftn23" text:note-class="footnote"><text:note-citation>23</text:note-citation><text:note-body><text:p text:style-name="Footnote">{ | Whole Foods Market, Inc., 363 N.L.R.B. No. 87 2015 | | | zu:21885:KALDMEZA }, citing { | Times-Herald Record, 334 N.L.R.B. 350 2001 | | | zu:21885:MMDEZY8V }, 354; { | Painting Co., 330 N.L.R.B. 1000 2000 | | | zu:21885:I5VJYWVJ }, 1003; { | Arrow Flint Electric Co., 321 N.L.R.B. 1208 1996 | | | zu:21885:BFU9X8WX }, 1219; { | Wellstream Corp., 313 N.L.R.B. 698 1994 | | | zu:21885:TVZKM4WQ }, 711; { | McAllister Bros., 278 N.L.R.B. 601 1986 | | | zu:21885:N7889KP7 }, fn. 2, 605 fn. 3; { | Algreco Sportswear Co., 271 N.L.R.B. 499 1984 | | | zu:21885:LE7HHA5C }}, 505; { | East Belden Corp., 239 N.L.R.B. 776 1978 | | | zu:21885:HRG3Q7VN }, 782; { | California Acrylic Industries, Inc., 322 N.L.R.B. 41 1996 | | | zu:21885:TTELRVFT }.</text:p></text:note-body></text:note></text:p>
      <text:list xml:id="list152824084438429" text:continue-numbering="true" text:style-name="Legal_20_Numbering">
        <text:list-item>
          <text:list>
            <text:list-item>
              <text:list>
                <text:list-item>
                  <text:h text:style-name="P5" text:outline-level="3"><text:bookmark-start text:name="communication-with-co-workers-public"/>Communication with Co-Workers &amp; Public<text:bookmark-end text:name="communication-with-co-workers-public"/></text:h>
                </text:list-item>
              </text:list>
            </text:list-item>
          </text:list>
        </text:list-item>
      </text:list>
      <text:p text:style-name="First_20_paragraph">Employees under the NLRA also have a right to communicate with co-workers and the public about working conditions and disputes.<text:note text:id="ftn24" text:note-class="footnote"><text:note-citation>24</text:note-citation><text:note-body><text:p text:style-name="Footnote">{ | Albertsons, Inc., 351 N.L.R.B. 254 2007 | | | zu:21885:SWRLLWB5 }; { | Kinder-Care Learning Centers, Inc., 299 N.L.R.B. 1171 1990 | | | zu:21885:MM6TUGEB }.</text:p></text:note-body></text:note></text:p>
      <text:list xml:id="list152825427452460" text:continue-numbering="true" text:style-name="Legal_20_Numbering">
        <text:list-item>
          <text:list>
            <text:list-item>
              <text:list>
                <text:list-item>
                  <text:h text:style-name="P5" text:outline-level="3"><text:bookmark-start text:name="salting"/>Salting<text:bookmark-end text:name="salting"/></text:h>
                </text:list-item>
              </text:list>
            </text:list-item>
          </text:list>
        </text:list-item>
      </text:list>
      <text:p text:style-name="First_20_paragraph">The NCPPA imposes liability on unauthorized data collection or recording by “An employee who enters the nonpublic areas of an employer’s premises <text:span text:style-name="T1">for a reason other than a bona fide intent of seeking or holding employment</text:span> or doing business with the employer.”<text:note text:id="ftn25" text:note-class="footnote"><text:note-citation>25</text:note-citation><text:note-body><text:p text:style-name="Footnote">{ | NC Property Protection Act, 2015 | | | zu:21885:9BQD5SVF } (b)(1) &amp; (2) (emphasis supplied).</text:p></text:note-body></text:note> Some Ag-Gag laws similarly target those who gain entry to the premises under the guise of seeking employment.<text:note text:id="ftn26" text:note-class="footnote"><text:note-citation>26</text:note-citation><text:note-body><text:p text:style-name="Footnote">See, e.g., { | 2014 | | | zu:21885:T6BV2SCG } (imposing liability on one who “Obtains employment with an agricultural production facility by force, threat, or misrepresentation with the intent to cause economic or other injury”).</text:p></text:note-body></text:note></text:p>
      <text:p text:style-name="Text_20_body">Such “employment fraud” provisions could be construed to apply to union “salts”, union members who take jobs at non-union workplaces with the aim of organizing the employees.<text:note text:id="ftn27" text:note-class="footnote"><text:note-citation>27</text:note-citation><text:note-body><text:p text:style-name="Footnote">See { | Dall, &amp; Cohen, 2002 | | | zu:21885:G4RJX5EZ }; see also { | Forman, 2017 | | | zu:21885:AEIRA4CW } (reviewing the history and practice of salting and describing the author’s own experience as a salt); { | Walsh, 2016 | | | zu:21885:S65JNTE5 }.</text:p></text:note-body></text:note> Salts sometimes identify themselves as union <text:soft-page-break/>members and organizers when applying for jobs,<text:note text:id="ftn28" text:note-class="footnote"><text:note-citation>28</text:note-citation><text:note-body><text:p text:style-name="Footnote">See, e.g., { | Aerotek, Inc. v. N.L.R.B., 2018 | | | zu:21885:AQRQ4WQN }; { | Fluor Daniel, Inc., 311 N.L.R.B. 498 1993 | | | zu:21885:GNA2MHY7 }.</text:p></text:note-body></text:note> but sometimes keep their affiliation and motive covert.<text:note text:id="ftn29" text:note-class="footnote"><text:note-citation>29</text:note-citation><text:note-body><text:p text:style-name="Footnote">See, e.g., { | Lam, 2016 | | | zu:21885:DVGDFWUW } (describing experience as a covert salt).</text:p></text:note-body></text:note> In the latter circumstance, the employer may very well regard the concealment as a misrepresentation. Employers wishing to avoid unions no doubt regard salting as harmful to their economic interests.<text:note text:id="ftn30" text:note-class="footnote"><text:note-citation>30</text:note-citation><text:note-body><text:p text:style-name="Footnote">The view that salting is a devious practice causing economic harm to employers is reflected in a congressional hearing on alleged “salting abuses”. { | anon. Examining Union Salting Abuses and Organizing Tactics That Harm the U.S. Economy, 2004 | | | zu:21885:G7WNMTAP }. In his opening statement, subcommittee chair Rep. Sam Johnson contended that “Certain unions use ‘salts’ to cause deliberate harm to businesses by increasing their costs and forcing them to spend time, energy, and money to defend themselves against frivolous charges, and sometimes, to run employers out of business.” { | anon. Examining Union Salting Abuses and Organizing Tactics That Harm the U.S. Economy, 2004 | | | zu:21885:G7WNMTAP } at 2. A parade of employer witnesses then gave anguished testimony about the alleged harms they suffered as a result of salting campaigns. { | anon. Examining Union Salting Abuses and Organizing Tactics That Harm the U.S. Economy, 2004 | | | zu:21885:G7WNMTAP } at ??. In similar vein, a “Fact Sheet” in support of proposed legislation to outlaw salting, issued by a prominent anti-union organization, decried the practice as “an organized conspiracy on the part of Big Labor bosses” and “an instrument of economic destruction aimed at non-union companies”. { | National Right to Work Committee, 2003 | | | zu:21885:PQP98FXM } at ??. See also, { | Johnson, 2017 | | | zu:21885:8S6SZKI9 } (discussing legislative efforts to reverse Town &amp; Country and outlaw salting).</text:p></text:note-body></text:note></text:p>
      <text:p text:style-name="Text_20_body">Employee protections under the NLRA apply to those engaged in salting,<text:note text:id="ftn31" text:note-class="footnote"><text:note-citation>31</text:note-citation><text:note-body><text:p text:style-name="Footnote">{ | NLRB v. Town &amp; Country Elec., Inc., 516 U.S. 85 1995 | | | zu:21885:Q84NCT42 } (holding job applicants’ motive in seeking employment as part of union salting campaign did not deprive them of protection as statutory employee under NLRA)</text:p></text:note-body></text:note>, whether overt or covert,<text:note text:id="ftn32" text:note-class="footnote"><text:note-citation>32</text:note-citation><text:note-body><text:p text:style-name="Footnote">CITES</text:p></text:note-body></text:note> as long as they are “genuinely interested in seeking to establish an employment relationship with the employer.”<text:note text:id="ftn33" text:note-class="footnote"><text:note-citation>33</text:note-citation><text:note-body><text:p text:style-name="Footnote">{ | Toering Electric Co., 351 N.L.R.B. 225 2007 | | | zu:21885:VKGU4EEG }; see also { | Johnson, 2017 | | | zu:21885:8S6SZKI9 } (discussing narrowed protection for salts under Toering Electric and Oil Capitol Sheet Metal)</text:p></text:note-body></text:note> MIGHT BE OK IF LIABILITY UNDER NCPPA &amp; OTHER STATE LAWS IS LIMITED TO THOSE WHO OBTAIN EMPLOYMENT FOR THE SOLE PURPOSE OF CAUSING INJURY, OR WITH NO BONA FIDE INTEREST IN THE JOB ITSELF. NOTE AMBIGUITY IN LANGUAGE OF NCPPA.</text:p>
      <text:p text:style-name="Text_20_body">There might still be problems in relation to other federal employment laws. For <text:soft-page-break/>example, the use of “tester” applicants is a common practice for identifying discriminatory hiring practices. CITES COURTS HAVE UPHELD THE PRACTICE EVEN WHERE THE TESTERS HAVE NO REAL INTEREST IN THE JOB.] BUT AS WRITTEN, THESE STATUTES AT LEAST PLAUSIBLY COVER THOSE WITH MIXED MOTIVES, WHO WOULD BE REGARDED AS STATUTORY EMPLOYEES UNDER THE NLRA. THIS IS PARTICULARLY TRUE OF THE NORTH CAROLINA STATUTE, WHICH EXPLICITLY IDENTIFIES THOSE SUBJECT TO LIABILITY AS “EMPLOYEES” AND FURTHER PREDICATES THEIR LIABILITY ON USE OF THE INFORMATION OR RECORDING “TO BREACH THE PERSON’S DUTY OF LOYALTY TO THE EMPLOYER”.</text:p>
      <text:list xml:id="list152824048566688" text:continue-numbering="true" text:style-name="Legal_20_Numbering">
        <text:list-item>
          <text:list>
            <text:list-item>
              <text:h text:style-name="P4" text:outline-level="2"><text:bookmark-start text:name="protected-activity-under-other-federal-employment-laws"/>Protected Activity Under Other Federal Employment Laws<text:bookmark-end text:name="protected-activity-under-other-federal-employment-laws"/></text:h>
            </text:list-item>
          </text:list>
        </text:list-item>
      </text:list>
      <text:p text:style-name="First_20_paragraph">Ag-gag and data trespass statutes also raise concerns under other federal employment laws. By impairing the ability of employees to document workplace conditions and activity, these state laws severely undermine the enforcement of federal laws against health and safety hazards, discrimination, wage theft, and other harmful and abusive employment practices. Employers are hardly likely to grant employees permission to collect evidence of such violations, and may very well attempt to cover up the problems if alerted that employees are planning to do so. Consequently, employees must frequently act without the employer’s knowledge and consent.<text:note text:id="ftn34" text:note-class="footnote"><text:note-citation>34</text:note-citation><text:note-body><text:p text:style-name="Footnote">UFW Amicus Brief</text:p></text:note-body></text:note></text:p>
      <text:p text:style-name="Text_20_body">Protection for employee recording and data collection under FLSA, OSHA, Title VII, etc. Anti-retaliation provisions.</text:p>
      <text:list xml:id="list152825715227057" text:continue-numbering="true" text:style-name="Legal_20_Numbering">
        <text:list-item>
          <text:h text:style-name="P3" text:outline-level="1"><text:bookmark-start text:name="federal-pre-emption"/>Federal Pre-emption<text:bookmark-end text:name="federal-pre-emption"/></text:h>
        </text:list-item>
      </text:list>
      <text:p text:style-name="First_20_paragraph">Lorem ipsum.</text:p>
      <text:list xml:id="list152825839491408" text:continue-numbering="true" text:style-name="Legal_20_Numbering">
        <text:list-item>
          <text:list>
            <text:list-item>
              <text:h text:style-name="P4" text:outline-level="2"><text:bookmark-start text:name="nlra-pre-emption"/><text:soft-page-break/>NLRA Pre-Emption<text:bookmark-end text:name="nlra-pre-emption"/></text:h>
            </text:list-item>
          </text:list>
        </text:list-item>
      </text:list>
      <text:p text:style-name="First_20_paragraph">The pre-emptive sweep of federal labor law is particularly broad.<text:note text:id="ftn35" text:note-class="footnote"><text:note-citation>35</text:note-citation><text:note-body><text:p text:style-name="Footnote">{ | San Diego Building Trades Council v. Garmon, 359 U.S. 236 1959 | | | zu:21885:ABU98E47 }</text:p></text:note-body></text:note> State law may not regulate any activity that is arguably protected or prohibited under the NLRA.<text:note text:id="ftn36" text:note-class="footnote"><text:note-citation>36</text:note-citation><text:note-body><text:p text:style-name="Footnote">{ | Machinists v. Wisconsin Employment Relations Commn, 427 U.S. 132 1976 | | | zu:21885:S3P4WMWW }; { | San Diego Building Trades Council v. Garmon, 359 U.S. 236 1959 | | | zu:21885:ABU98E47 }</text:p></text:note-body></text:note></text:p>
      <text:p text:style-name="Text_20_body">Pre-emption applies to state laws imposing criminal liability on employees for activity that is either protected or prohibited under the NLRA.<text:note text:id="ftn37" text:note-class="footnote"><text:note-citation>37</text:note-citation><text:note-body><text:p text:style-name="Footnote">CITES</text:p></text:note-body></text:note> It likewise applies to state law civil claims by employers against employees based on such activity.<text:note text:id="ftn38" text:note-class="footnote"><text:note-citation>38</text:note-citation><text:note-body><text:p text:style-name="Footnote">CITES</text:p></text:note-body></text:note></text:p>
      <text:p text:style-name="Text_20_body">As a threshold matter, federal labor pre-emption would only arise in cases involving statutory employees under the NLRA. Most notably, the NLRA’s definition of “employee” excludes “any individual employed as an agricultural laborer”.<text:note text:id="ftn39" text:note-class="footnote"><text:note-citation>39</text:note-citation><text:note-body><text:p text:style-name="Footnote">{ | 1935 | | | zu:21885:RE4VMPJN } § 152(3).</text:p></text:note-body></text:note> However, the “agricultural laborer” exclusion under the NLRA has been narrowly construed to apply only to DEFINITION.<text:note text:id="ftn40" text:note-class="footnote"><text:note-citation>40</text:note-citation><text:note-body><text:p text:style-name="Footnote">CITE.</text:p></text:note-body></text:note> In contrast, ag-gag laws define agricultural facilities more broadly, to include TYPES OF WORK.<text:note text:id="ftn41" text:note-class="footnote"><text:note-citation>41</text:note-citation><text:note-body><text:p text:style-name="Footnote">CITES.</text:p></text:note-body></text:note> Consequently, the NLRA protects at least some employees subject to liability under state ag-gag laws.<text:note text:id="ftn42" text:note-class="footnote"><text:note-citation>42</text:note-citation><text:note-body><text:p text:style-name="Footnote">CITE CASES UNDER NLRA INVOLVING FOOD PROCESSING, DELIVERY, MAINTENANCE, ETC. WORKERS</text:p></text:note-body></text:note> Other exclusions from NLRA coverage might apply to certain employees facing liability under the broader data trespass statutes.<text:note text:id="ftn43" text:note-class="footnote"><text:note-citation>43</text:note-citation><text:note-body><text:p text:style-name="Footnote">For instance, the NLRA excludes DOMESTIC WORKERS</text:p></text:note-body></text:note></text:p>
      <text:p text:style-name="Text_20_body">Thus, to the extent that state data trespass laws impose civil or criminal liability, or otherwise restrict, activity that is protected under the NLRA, federal labor pre-emption would apply.</text:p>
      <text:list xml:id="list152824402414936" text:continue-numbering="true" text:style-name="Legal_20_Numbering">
        <text:list-item>
          <text:list>
            <text:list-item>
              <text:h text:style-name="P4" text:outline-level="2"><text:bookmark-start text:name="pre-emption-under-other-federal-employment-laws"/><text:soft-page-break/>Pre-Emption Under Other Federal Employment Laws<text:bookmark-end text:name="pre-emption-under-other-federal-employment-laws"/></text:h>
            </text:list-item>
          </text:list>
        </text:list-item>
      </text:list>
      <text:p text:style-name="First_20_paragraph">Admissibility in agency actions and employee suits of recordings made or evidence otherwise collected without the employer’s permission. The Wyoming statutes state that data collected in violation of those statutes is inadmissible in any proceeding. ANY OTHER AG-GAG STATUTES HAVE SIMILAR PROVISIONS? Even without such an explicit exlusionary provision, other ag-gag and data trespass statutes would have the practical effect of deterring employees from using unauthorized workplace recordings as evidence of employment law violations and subjecting them to criminal or civil liability for doing so.</text:p>
      <text:list xml:id="list152824934658586" text:continue-numbering="true" text:style-name="Legal_20_Numbering">
        <text:list-item>
          <text:h text:style-name="P3" text:outline-level="1"><text:bookmark-start text:name="conclusion"/>Conclusion<text:bookmark-end text:name="conclusion"/></text:h>
        </text:list-item>
      </text:list>
      <text:p text:style-name="First_20_paragraph">Courts should dismiss suits on pre-emption grounds. The NLRB should seek injunctive relief and hold employers liable for unfair labor practices, consistent with established law. Legislatures should stop writing statutes that are illeg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Cousine" svg:font-family="Cousine" style:font-family-generic="roman" style:font-pitch="variable"/>
    <style:font-face style:name="Minion Pro" svg:font-family="'Minion Pro'" style:font-family-generic="roman" style:font-pitch="variable"/>
    <style:font-face style:name="Monospace" svg:font-family="Monospace"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Minion Pro1" svg:font-family="'Minion Pro'" style:font-family-generic="swiss" style:font-pitch="variable"/>
    <style:font-face style:name="0" svg:font-family="0"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StarSymbol1" svg:font-family="Star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Lucida Sans Unicode" style:font-size-asian="10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Lucida Sans Unicode" style:font-size-asian="10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0" fo:widows="0" fo:hyphenation-ladder-count="no-limit" fo:text-indent="0in" style:auto-text-indent="false" style:punctuation-wrap="simple" style:writing-mode="lr-tb"/>
      <style:text-properties style:use-window-font-color="true" style:font-name="Minion Pro" fo:font-family="'Minion Pro'"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list-style-name="Legal_20_Numbering" style:class="text">
      <style:paragraph-properties fo:margin-top="0.1799in" fo:margin-bottom="0.0598in" loext:contextual-spacing="false" fo:text-align="center" style:justify-single-word="false" fo:keep-with-next="always"/>
      <style:text-properties style:font-name="Minion Pro" fo:font-family="'Minion Pro'" style:font-family-generic="roman" style:font-pitch="variable" fo:font-size="12pt" fo:font-style="normal"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598in" loext:contextual-spacing="false" fo:line-height="130%" fo:text-indent="0.25in" style:auto-text-indent="false"/>
      <style:text-properties style:use-window-font-color="tru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3598in" fo:margin-bottom="0.1201in" loext:contextual-spacing="false" fo:line-height="100%" fo:text-align="start" style:justify-single-word="false"/>
      <style:text-properties style:font-name="Minion Pro1" fo:font-family="'Minion Pro'" style:font-family-generic="swiss" style:font-pitch="variable" fo:font-size="18pt" fo:font-style="normal" fo:font-weight="bold" style:font-size-asian="18pt" style:font-style-asian="normal"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402in" fo:margin-bottom="0.1201in" loext:contextual-spacing="false" fo:line-height="100%" fo:text-align="start" style:justify-single-word="false"/>
      <style:text-properties style:font-name="Minion Pro1" fo:font-family="'Minion Pro'" style:font-family-generic="swiss" style:font-pitch="variabl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02in" fo:margin-bottom="0.1201in" loext:contextual-spacing="false" fo:line-height="100%" fo:text-align="start" style:justify-single-word="false"/>
      <style:text-properties style:font-name="Minion Pro1" fo:font-family="'Minion Pro'" style:font-family-generic="swiss" style:font-pitch="variable" fo:font-size="12pt" fo:font-style="normal" fo:font-weight="bold" style:font-size-asian="12pt" style:font-style-asian="normal"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line-height="200%"/>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line-height="200%"/>
      <style:text-properties fo:font-size="12pt" fo:font-weight="normal" style:font-size-asian="12pt" style:font-weight-asian="normal"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line-height="200%"/>
      <style:text-properties fo:font-size="12pt" fo:font-weight="normal" style:font-size-asian="12pt" style:font-weight-asian="normal" style:font-size-complex="10.5pt"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in" fo:margin-right="0in" fo:margin-top="0.0417in" fo:margin-bottom="0.0417in" loext:contextual-spacing="false" fo:text-indent="0in" style:auto-text-indent="false"/>
      <style:text-properties fo:font-size="12pt" fo:font-weight="normal" style:font-size-asian="12pt" style:font-weight-asian="normal" style:font-size-complex="11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in" fo:margin-right="0in" fo:margin-top="0.0417in" fo:margin-bottom="0.0417in" loext:contextual-spacing="false" fo:text-indent="0in" style:auto-text-indent="false"/>
      <style:text-properties fo:font-size="12pt" fo:font-style="normal" fo:font-weight="normal" style:font-size-asian="12pt" style:font-style-asian="normal" style:font-weight-asian="normal" style:font-size-complex="11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in" fo:margin-right="0in" fo:margin-top="0.0417in" fo:margin-bottom="0.0417in" loext:contextual-spacing="false" fo:text-indent="0in" style:auto-text-indent="false"/>
      <style:text-properties fo:font-size="12pt" fo:font-weight="normal" style:font-size-asian="12pt" style:font-weight-asian="normal" style:font-size-complex="10.5pt" style:font-weight-complex="bold"/>
    </style:style>
    <style:style style:name="Figure" style:family="paragraph" style:parent-style-name="Standard" style:default-outline-level="" style:class="extra">
      <style:paragraph-properties text:number-lines="false" text:line-number="0"/>
    </style:style>
    <style:style style:name="Quotations" style:family="paragraph" style:parent-style-name="Standard" style:default-outline-level="" style:class="html">
      <style:paragraph-properties fo:margin-left="2.75in" fo:margin-right="0in" fo:margin-top="0.1598in" fo:margin-bottom="0.1598in" loext:contextual-spacing="false" fo:text-indent="0in" style:auto-text-indent="false"/>
      <style:text-properties fo:font-size="10pt" fo:font-style="italic" style:font-size-asian="10pt" style:font-style-asian="italic"/>
    </style:style>
    <style:style style:name="Preformatted_20_Text" style:display-name="Preformatted Text" style:family="paragraph" style:parent-style-name="Standard" style:default-outline-level="" style:class="html">
      <loext:graphic-properties draw:fill="solid" draw:fill-color="#eeeeee"/>
      <style:paragraph-properties fo:margin-top="0in" fo:margin-bottom="0in" loext:contextual-spacing="false" fo:line-height="200%" fo:background-color="#eeeeee" style:writing-mode="lr-tb"/>
      <style:text-properties style:font-name="Monospace" fo:font-family="Monospace"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default-outline-level="" style:class="extra">
      <style:paragraph-properties fo:margin-left="0in" fo:margin-right="0in" fo:margin-top="0in" fo:margin-bottom="0.0598in" loext:contextual-spacing="false" fo:text-indent="0.25in" style:auto-text-indent="false"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2.75in" style:type="center"/>
          <style:tab-stop style:position="5.5in" style:type="right"/>
        </style:tab-stops>
      </style:paragraph-properties>
      <style:text-properties style:font-name="Cousine" fo:font-family="Cousine" style:font-family-generic="roman" style:font-pitch="variable" fo:font-size="9pt" style:font-size-asian="9pt"/>
    </style:style>
    <style:style style:name="Date" style:family="paragraph" style:parent-style-name="Standard" style:next-style-name="Text_20_body" style:default-outline-level="">
      <style:paragraph-properties fo:margin-top="0.1201in" fo:margin-bottom="0.2402in" loext:contextual-spacing="false"/>
      <style:text-properties fo:font-size="12pt" fo:font-style="normal" style:font-size-asian="12pt" style:font-style-asian="normal"/>
    </style:style>
    <style:style style:name="Author" style:family="paragraph" style:parent-style-name="Standard" style:next-style-name="Date" style:default-outline-level="">
      <style:paragraph-properties fo:margin-top="0.2402in" fo:margin-bottom="0.1799in" loext:contextual-spacing="false"/>
      <style:text-properties fo:font-size="14pt" fo:font-style="normal" style:font-size-asian="14pt" style:font-style-asian="normal"/>
    </style:style>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12pt" style:font-size-asian="12pt" style:font-size-complex="6pt"/>
    </style:style>
    <style:style style:name="First_20_paragraph" style:display-name="First paragraph" style:family="paragraph" style:parent-style-name="Text_20_body" style:next-style-name="Text_20_body" style:default-outline-level="">
      <style:paragraph-properties fo:margin-left="0in" fo:margin-right="0in" fo:margin-top="0in" fo:margin-bottom="0.0598in" loext:contextual-spacing="false" fo:line-height="130%" fo:text-indent="0in" style:auto-text-indent="false"/>
      <style:text-properties fo:font-size="12pt" style:font-size-asian="12pt"/>
    </style:style>
    <style:style style:name="Header" style:family="paragraph" style:parent-style-name="Standard" style:default-outline-level="" style:class="extra">
      <style:paragraph-properties text:number-lines="false" text:line-number="0">
        <style:tab-stops>
          <style:tab-stop style:position="2.75in" style:type="center"/>
          <style:tab-stop style:position="5.5in" style:type="right"/>
        </style:tab-stops>
      </style:paragraph-properties>
      <style:text-properties fo:font-size="10pt" style:font-size-asian="10pt"/>
    </style:style>
    <style:style style:name="Heading_20_10" style:display-name="Heading 10" style:family="paragraph" style:parent-style-name="Heading" style:next-style-name="Text_20_body" style:default-outline-level="9" style:list-style-name="" style:class="text">
      <style:paragraph-properties fo:margin-left="0in" fo:margin-right="0in" fo:margin-top="0.0417in" fo:margin-bottom="0.0417in" loext:contextual-spacing="false" fo:text-indent="0in" style:auto-text-indent="false"/>
      <style:text-properties fo:font-size="12pt" fo:font-weight="normal" style:font-size-asian="12pt" style:font-weight-asian="normal" style:font-size-complex="10.5pt" style:font-weight-complex="bold"/>
    </style:style>
    <style:style style:name="Block_20_Text" style:display-name="Block Text" style:family="paragraph" style:default-outline-level="">
      <style:paragraph-properties fo:margin-left="0.5in" fo:margin-right="0.5in" fo:margin-top="0.1201in" fo:margin-bottom="0.1201in" loext:contextual-spacing="false" fo:line-height="115%" fo:text-align="start" style:justify-single-word="false" fo:orphans="2" fo:widows="2" fo:hyphenation-ladder-count="no-limit" fo:text-indent="0in" style:auto-text-indent="false" style:punctuation-wrap="simple" style:writing-mode="lr-tb"/>
      <style:text-properties fo:color="#00000a" style:font-name="Minion Pro" fo:font-family="'Minion Pro'" style:font-family-generic="roman" style:font-pitch="variable" fo:font-size="10pt" fo:language="en" fo:country="US" fo:font-weight="normal" style:letter-kerning="true" style:font-name-asian="0" style:font-family-asian="0" style:font-family-generic-asian="system" style:font-pitch-asian="variable" style:font-size-asian="10pt" style:language-asian="ar" style:country-asian="SA" style:font-weight-asian="normal" style:font-name-complex="Tahoma" style:font-family-complex="Tahoma" style:font-family-generic-complex="system" style:font-pitch-complex="variable" style:font-size-complex="12pt" style:language-complex="zxx" style:country-complex="none" fo:hyphenate="false" fo:hyphenation-remain-char-count="2" fo:hyphenation-push-char-count="2" loext:hyphenation-no-caps="false"/>
    </style:style>
    <style:style style:name="Abstract" style:family="paragraph" style:parent-style-name="Standard" style:default-outline-level="">
      <style:paragraph-properties fo:margin-left="0.5in" fo:margin-right="0.5in" fo:margin-top="0.1201in" fo:margin-bottom="0.2402in" loext:contextual-spacing="false" fo:line-height="115%" fo:text-align="start" style:justify-single-word="false" fo:keep-together="always" fo:orphans="2" fo:widows="2" fo:text-indent="0in" style:auto-text-indent="false" fo:keep-with-next="always" style:writing-mode="lr-tb"/>
      <style:text-properties fo:color="#00000a" style:font-name="Minion Pro" fo:font-family="'Minion Pro'" style:font-family-generic="roman" style:font-pitch="variable" fo:font-size="10pt" fo:language="en" fo:country="US" style:font-name-asian="0" style:font-family-asian="0" style:font-family-generic-asian="system" style:font-pitch-asian="variable" style:font-size-asian="10pt" style:language-asian="ar" style:country-asian="SA"/>
    </style:style>
    <style:style style:name="Title" style:family="paragraph" style:parent-style-name="Heading" style:default-outline-level="" style:list-style-name="" style:class="chapter">
      <style:paragraph-properties fo:margin-top="0in" fo:margin-bottom="0.0598in" loext:contextual-spacing="false" fo:text-align="start" style:justify-single-word="false"/>
      <style:text-properties style:font-name="Minion Pro" fo:font-family="'Minion Pro'" style:font-family-generic="roman" style:font-pitch="variable" fo:font-size="18pt" fo:font-style="normal" fo:font-weight="bold" style:font-size-asian="24pt" style:font-style-asian="normal" style:font-weight-asian="bold"/>
    </style:style>
    <style:style style:name="Subtitle" style:family="paragraph" style:parent-style-name="Heading" style:default-outline-level="" style:list-style-name="" style:class="chapter">
      <style:paragraph-properties fo:margin-top="0.0598in" fo:margin-bottom="0.2402in" loext:contextual-spacing="false" fo:text-align="start" style:justify-single-word="false"/>
      <style:text-properties style:font-name="Minion Pro" fo:font-family="'Minion Pro'" style:font-family-generic="roman" style:font-pitch="variable" fo:font-size="18pt" fo:font-weight="bold" style:font-size-asian="24pt" style:font-weight-asian="bold"/>
    </style:style>
    <style:style style:name="Epigraph" style:family="paragraph" style:parent-style-name="Standard" style:default-outline-level="">
      <style:paragraph-properties fo:margin-left="2.75in" fo:margin-right="0in" fo:margin-top="0.1598in" fo:margin-bottom="0.1598in" loext:contextual-spacing="false" fo:text-indent="0in" style:auto-text-indent="false"/>
      <style:text-properties fo:font-size="10pt" fo:font-style="italic" style:font-size-asian="10pt" style:font-style-asian="italic"/>
    </style:style>
    <style:style style:name="Epigraph_20_Author" style:display-name="Epigraph Author" style:family="paragraph" style:parent-style-name="Epigraph" style:default-outline-level="">
      <style:paragraph-properties fo:margin-top="0.1598in" fo:margin-bottom="0.0799in" loext:contextual-spacing="false" fo:text-align="end" style:justify-single-word="false"/>
      <style:text-properties fo:font-style="normal" style:font-style-asian="normal"/>
    </style:style>
    <style:style style:name="Epigraph_20_Source" style:display-name="Epigraph Source" style:family="paragraph" style:parent-style-name="Epigraph" style:default-outline-level="">
      <style:paragraph-properties fo:margin-top="0.0799in" fo:margin-bottom="0.2402in" loext:contextual-spacing="false" fo:text-align="end" style:justify-single-word="false"/>
      <style:text-properties fo:font-variant="small-caps" fo:font-style="normal" style:font-style-asian="normal"/>
    </style:style>
    <style:style style:name="Source_20_Code" style:display-name="Source Code" style:family="paragraph" style:parent-style-name="Standard" style:default-outline-level=""/>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_20_3" style:display-name="List Bullet 3" style:family="paragraph" style:parent-style-name="List" style:default-outline-level="">
      <style:paragraph-properties fo:margin-left="0.25in" fo:margin-right="0in" fo:margin-top="0in" fo:margin-bottom="0.0598in" loext:contextual-spacing="false" fo:text-indent="-0.25in" style:auto-text-indent="false"/>
    </style:style>
    <style:style style:name="List_20_Bullet_20_4" style:display-name="List Bullet 4" style:family="paragraph" style:parent-style-name="List" style:default-outline-level="">
      <style:paragraph-properties fo:margin-left="0.25in" fo:margin-right="0in" fo:margin-top="0in" fo:margin-bottom="0.0598in" loext:contextual-spacing="false"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text-position="0% 100%" style:font-name="Minion Pro" fo:font-family="'Minion Pro'" style:font-family-generic="roman" style:font-pitch="variable" fo:font-size="10pt" style:font-size-asian="10pt"/>
    </style:style>
    <style:style style:name="Footnote_20_anchor" style:display-name="Footnote anchor" style:family="text">
      <style:text-properties style:text-position="super 58%"/>
    </style:style>
    <style:style style:name="Definition" style:family="text"/>
    <style:style style:name="Normal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ErrorTok" style:family="text">
      <style:text-properties fo:color="#ff000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AlertTok" style:family="text">
      <style:text-properties fo:color="#ff000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Warning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Information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RegionMarker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AttributeTok" style:family="text">
      <style:text-properties fo:color="#7d9029" style:font-name="Consolas" fo:font-family="Consolas" style:font-family-generic="roman" style:font-pitch="variable" style:font-name-complex="Consolas1" style:font-family-complex="Consolas" style:font-family-generic-complex="system" style:font-pitch-complex="variable" style:font-size-complex="11pt"/>
    </style:style>
    <style:style style:name="PreprocessorTok" style:family="text">
      <style:text-properties fo:color="#bc7a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Extension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BuiltIn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OperatorTok" style:family="text">
      <style:text-properties fo:color="#666666"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ntrolFlowTok" style:family="text">
      <style:text-properties fo:color="#00702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VariableTok" style:family="text">
      <style:text-properties fo:color="#19177c" style:font-name="Consolas" fo:font-family="Consolas" style:font-family-generic="roman" style:font-pitch="variable" style:font-name-complex="Consolas1" style:font-family-complex="Consolas" style:font-family-generic-complex="system" style:font-pitch-complex="variable" style:font-size-complex="11pt"/>
    </style:style>
    <style:style style:name="FunctionTok" style:family="text">
      <style:text-properties fo:color="#06287e" style:font-name="Consolas" fo:font-family="Consolas" style:font-family-generic="roman" style:font-pitch="variable" style:font-name-complex="Consolas1" style:font-family-complex="Consolas" style:font-family-generic-complex="system" style:font-pitch-complex="variable" style:font-size-complex="11pt"/>
    </style:style>
    <style:style style:name="OtherTok" style:family="text">
      <style:text-properties fo:color="#00702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mmentVar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AnnotationTok" style:family="text">
      <style:text-properties fo:color="#60a0b0" style:font-name="Consolas" fo:font-family="Consolas" style:font-family-generic="roman" style:font-pitch="variable" fo:font-style="italic" fo:font-weight="bold" style:font-style-asian="italic" style:font-weight-asian="bold" style:font-name-complex="Consolas1" style:font-family-complex="Consolas" style:font-family-generic-complex="system" style:font-pitch-complex="variable" style:font-size-complex="11pt"/>
    </style:style>
    <style:style style:name="DocumentationTok" style:family="text">
      <style:text-properties fo:color="#ba2121" style:font-name="Consolas" fo:font-family="Consolas" style:font-family-generic="roman" style:font-pitch="variable" fo:font-style="italic" style:font-style-asian="italic" style:font-name-complex="Consolas1" style:font-family-complex="Consolas" style:font-family-generic-complex="system" style:font-pitch-complex="variable" style:font-size-complex="11pt"/>
    </style:style>
    <style:style style:name="CommentTok" style:family="text">
      <style:text-properties fo:color="#60a0b0" style:font-name="Consolas" fo:font-family="Consolas" style:font-family-generic="roman" style:font-pitch="variable" fo:font-style="italic" style:font-style-asian="italic" style:font-name-complex="Consolas1" style:font-family-complex="Consolas" style:font-family-generic-complex="system" style:font-pitch-complex="variable" style:font-size-complex="11pt"/>
    </style:style>
    <style:style style:name="ImportTok"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SpecialStringTok" style:family="text">
      <style:text-properties fo:color="#bb6688" style:font-name="Consolas" fo:font-family="Consolas" style:font-family-generic="roman" style:font-pitch="variable" style:font-name-complex="Consolas1" style:font-family-complex="Consolas" style:font-family-generic-complex="system" style:font-pitch-complex="variable" style:font-size-complex="11pt"/>
    </style:style>
    <style:style style:name="VerbatimString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String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SpecialChar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harTok" style:family="text">
      <style:text-properties fo:color="#4070a0" style:font-name="Consolas" fo:font-family="Consolas" style:font-family-generic="roman" style:font-pitch="variable" style:font-name-complex="Consolas1" style:font-family-complex="Consolas" style:font-family-generic-complex="system" style:font-pitch-complex="variable" style:font-size-complex="11pt"/>
    </style:style>
    <style:style style:name="ConstantTok" style:family="text">
      <style:text-properties fo:color="#8800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Float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BaseN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DecValTok" style:family="text">
      <style:text-properties fo:color="#40a070" style:font-name="Consolas" fo:font-family="Consolas" style:font-family-generic="roman" style:font-pitch="variable" style:font-name-complex="Consolas1" style:font-family-complex="Consolas" style:font-family-generic-complex="system" style:font-pitch-complex="variable" style:font-size-complex="11pt"/>
    </style:style>
    <style:style style:name="DataTypeTok" style:family="text">
      <style:text-properties fo:color="#902000" style:font-name="Consolas" fo:font-family="Consolas" style:font-family-generic="roman" style:font-pitch="variable" style:font-name-complex="Consolas1" style:font-family-complex="Consolas" style:font-family-generic-complex="system" style:font-pitch-complex="variable" style:font-size-complex="11pt"/>
    </style:style>
    <style:style style:name="KeywordTok" style:family="text">
      <style:text-properties fo:color="#007020" style:font-name="Consolas" fo:font-family="Consolas" style:font-family-generic="roman" style:font-pitch="variable" fo:font-weight="bold" style:font-weight-asian="bold" style:font-name-complex="Consolas1" style:font-family-complex="Consolas" style:font-family-generic-complex="system" style:font-pitch-complex="variable" style:font-size-complex="11pt"/>
    </style:style>
    <style:style style:name="Verbatim_20_Char" style:display-name="Verbatim Char" style:family="text">
      <style:text-properties style:font-name="Consolas" fo:font-family="Consolas" style:font-family-generic="roman" style:font-pitch="variable" style:font-name-complex="Consolas1" style:font-family-complex="Consolas" style:font-family-generic-complex="system" style:font-pitch-complex="variable" style:font-size-complex="11pt"/>
    </style:style>
    <style:style style:name="Body_20_Text_20_Char" style:display-name="Body Text Char" style:family="text"/>
    <style:style style:name="Default_20_Paragraph_20_Font" style:display-name="Default Paragraph Font"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egal_20_Numbering" style:display-name="Legal Numbering">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format="1" text:display-levels="10">
        <style:list-level-properties text:list-level-position-and-space-mode="label-alignment">
          <style:list-level-label-alignment text:label-followed-by="listtab" text:list-tab-stop-position="1.2in" fo:text-indent="-1.2in" fo:margin-left="1.2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in" fo:margin-bottom="0.1201in" loext:contextual-spacing="false"/>
      <style:text-properties style:font-name="Monospace"/>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38"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in" fo:margin-left="0in" fo:margin-right="0in" fo:margin-bottom="0.3492in" style:dynamic-spacing="true"/>
      </style:header-style>
      <style:footer-style>
        <style:header-footer-properties fo:min-height="0.3417in" fo:margin-left="0in" fo:margin-right="0in" fo:margin-top="0.3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ab/><text:user-defined style:data-style-name="N0" text:name="header">Data Trespass and Labor Pre-Emption</text:user-defined><text:tab/><text:page-number text:select-page="current">11</text:page-number></text:p>
      </style:header>
      <style:footer>
        <text:p text:style-name="Footer"/>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1"/>
      </style:header>
      <style:footer>
        <text:p text:style-name="Footer">Words: <text:word-count>3966</text:word-count><text:s/><text:tab/><text:tab/><text:user-defined style:data-style-name="N0" text:name="path">/Drafts/DataTrespass-Draft.md</text:user-defined></text:p>
      </style:footer>
    </style:master-page>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Workers Un-Gagged</dc:title>
    <dc:description/>
    <dc:subject/>
    <meta:keyword/>
    <meta:initial-creator>Eric M. Fink</meta:initial-creator>
    <dc:creator>Eric M. Fink</dc:creator>
    <meta:creation-date>2020-06-16T19:23:29Z</meta:creation-date>
    <dc:date>2020-06-16T15:28:23.683916580</dc:date>
    <meta:editing-duration>PT4M54S</meta:editing-duration>
    <meta:editing-cycles>1</meta:editing-cycles>
    <meta:document-statistic meta:table-count="0" meta:image-count="0" meta:object-count="0" meta:page-count="11" meta:paragraph-count="97" meta:word-count="3966" meta:character-count="24857" meta:non-whitespace-character-count="21003"/>
    <meta:user-defined meta:name="abstract">Nearly identical statutes recently enacted in North Carolina and Arkansas represent a new approach to state laws restricting unauthorized recordings and data collection on private property. In contract to earlier “Ag-Gag” laws, which apply only to agricultural production and processing facilities, the North Carolina and Arkansas statutes reach much further, covering all private premises, regardless of type or use. The new data trespass statutes also expressly target activity by employees, including those who, “without authorization capture[] … the employer’s data” or “record[] images or sound occurring within an employer’s premises”.This article considers a problem that has thus far received little attention: Under the North Carolina and Arkansas data trespass statutes, employees may face civil liability for conduct that, at least in some circumstances, is protected under federal labor and employment laws. The Supremacy Clause dictates that this conflict must be resolved in favor of federal law. To ensure that the prospect of costly litigation and damages does not penalize employees for, or deter them from, exercising their rights under federal law, courts should dismiss, on pre-emption grounds, any suits based on conduct even arguably protected.</meta:user-defined>
    <meta:user-defined meta:name="address">Greensboro, North Carolina</meta:user-defined>
    <meta:user-defined meta:name="affiliation">Elon University School of Law</meta:user-defined>
    <meta:user-defined meta:name="date">15 June 2020</meta:user-defined>
    <meta:user-defined meta:name="email" meta:value-type="string">efink@elon.edu</meta:user-defined>
    <meta:user-defined meta:name="epigraph" meta:value-type="string">Progress is born of agitation. It is agitation or stagnation.</meta:user-defined>
    <meta:user-defined meta:name="epigraph-by" meta:value-type="string">Eugene V. Debs</meta:user-defined>
    <meta:user-defined meta:name="epigraph-source" meta:value-type="string">The Issue (1908)</meta:user-defined>
    <meta:user-defined meta:name="header" meta:value-type="string">Data Trespass and Labor Pre-Emption</meta:user-defined>
    <meta:user-defined meta:name="output" meta:value-type="string"/>
    <meta:user-defined meta:name="path" meta:value-type="string">/Drafts/DataTrespass-Draft.md</meta:user-defined>
    <meta:user-defined meta:name="position" meta:value-type="string">Associate Professor of Law</meta:user-defined>
    <meta:user-defined meta:name="subtitle" meta:value-type="string">Federal Labor Pre-Emption of State Data Trespass Laws</meta:user-defined>
    <meta:user-defined meta:name="thanks" meta:value-type="string">Thanks to Elon Law student Rachel Stariha (J.D. 2018) for her valuable research assistance.</meta:user-defined>
  </office:meta>
</office:document-meta>
</file>